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text-line-through-style="solid" fo:font-style="normal" style:font-style-asian="normal" style:font-style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Example, with start-address given 10/1/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W</text:p>
          </table:table-cell>
          <table:table-cell office:value-type="string">
            <text:p>Write-onl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O</text:p>
          </table:table-cell>
          <table:table-cell office:value-type="string">
            <text:p>Write-out to KN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</text:p>
          </table:table-cell>
          <table:table-cell office:value-type="string">
            <text:p>Read-onl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S</text:p>
          </table:table-cell>
          <table:table-cell office:value-type="string">
            <text:p>Read-only/Sends by change (Status-GA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end out onl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W</text:p>
          </table:table-cell>
          <table:table-cell office:value-type="string">
            <text:p>Writeable,Readable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0-9: System/controller-wide</text:p>
          </table:table-cell>
          <table:table-cell table:number-columns-repeated="5"/>
        </table:table-row>
        <table:table-row table:style-name="ro2">
          <table:table-cell table:style-name="ce3" office:value-type="string">
            <text:p>10/1/1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Power on/off all zones*1</text:p>
          </table:table-cell>
          <table:table-cell/>
        </table:table-row>
        <table:table-row table:style-name="ro2">
          <table:table-cell table:style-name="ce3" office:value-type="string">
            <text:p>10/1/2</text:p>
          </table:table-cell>
          <table:table-cell office:value-type="string">
            <text:p>WO</text:p>
          </table:table-cell>
          <table:table-cell table:number-columns-repeated="2"/>
          <table:table-cell table:style-name="ce6" office:value-type="string">
            <text:p>Actuator powering the controllers*2 (not yet)</text:p>
          </table:table-cell>
          <table:table-cell/>
        </table:table-row>
        <table:table-row table:style-name="ro2">
          <table:table-cell table:style-name="ce3" office:value-type="string">
            <text:p>10/1/3</text:p>
          </table:table-cell>
          <table:table-cell office:value-type="string">
            <text:p>W</text:p>
          </table:table-cell>
          <table:table-cell table:number-columns-repeated="2"/>
          <table:table-cell table:style-name="ce6" office:value-type="string">
            <text:p>Source select 0-5 DPT5.010 (0-255)</text:p>
          </table:table-cell>
          <table:table-cell/>
        </table:table-row>
        <table:table-row table:style-name="ro2">
          <table:table-cell office:value-type="string">
            <text:p>10/1/6 R </text:p>
          </table:table-cell>
          <table:table-cell office:value-type="string">
            <text:p>R</text:p>
          </table:table-cell>
          <table:table-cell table:number-columns-repeated="2"/>
          <table:table-cell table:style-name="ce6" office:value-type="string">
            <text:p>Power-state of all zones – 1 if any is on</text:p>
          </table:table-cell>
          <table:table-cell/>
        </table:table-row>
        <table:table-row table:style-name="ro2">
          <table:table-cell table:number-columns-repeated="4"/>
          <table:table-cell table:style-name="ce6"/>
          <table:table-cell/>
        </table:table-row>
        <table:table-row table:style-name="ro2">
          <table:table-cell table:number-columns-repeated="3"/>
          <table:table-cell table:style-name="ce5" office:value-type="string">
            <text:p>Zone</text:p>
          </table:table-cell>
          <table:table-cell table:number-columns-repeated="2"/>
        </table:table-row>
        <table:table-row table:style-name="ro2">
          <table:table-cell table:style-name="ce4" office:value-type="string">
            <text:p>10/1/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2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2">
          <table:table-cell table:style-name="ce4" office:value-type="string">
            <text:p>10/1/2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2">
          <table:table-cell table:style-name="ce4" office:value-type="string">
            <text:p>10/1/2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2">
          <table:table-cell table:style-name="ce4" office:value-type="string">
            <text:p>10/1/2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1">
            <text:p>1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40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1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4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5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5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5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5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5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5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5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5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5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5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6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2">
          <table:table-cell table:style-name="ce4" office:value-type="string">
            <text:p>10/1/6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2">
          <table:table-cell table:style-name="ce4" office:value-type="string">
            <text:p>10/1/6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2">
          <table:table-cell table:style-name="ce4" office:value-type="string">
            <text:p>10/1/6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6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6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6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6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6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6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7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7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7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7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7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7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7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7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7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7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2">
            <text:p>2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80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1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8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9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9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9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9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9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9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9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9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9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9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0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2">
          <table:table-cell table:style-name="ce4" office:value-type="string">
            <text:p>10/1/10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2">
          <table:table-cell table:style-name="ce4" office:value-type="string">
            <text:p>10/1/10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2">
          <table:table-cell table:style-name="ce4" office:value-type="string">
            <text:p>10/1/10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0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0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0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0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0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0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1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11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11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1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1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1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11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11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11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11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3">
            <text:p>3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20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1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2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3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13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13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3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3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3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13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13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13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13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4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2">
          <table:table-cell table:style-name="ce4" office:value-type="string">
            <text:p>10/1/14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2">
          <table:table-cell table:style-name="ce4" office:value-type="string">
            <text:p>10/1/14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2">
          <table:table-cell table:style-name="ce4" office:value-type="string">
            <text:p>10/1/14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4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4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4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4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4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4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5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15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15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5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5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5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15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15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15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15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4">
            <text:p>4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60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1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6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7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17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17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7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7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7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17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17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17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17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8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2">
          <table:table-cell table:style-name="ce4" office:value-type="string">
            <text:p>10/1/18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2">
          <table:table-cell table:style-name="ce4" office:value-type="string">
            <text:p>10/1/18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2">
          <table:table-cell table:style-name="ce4" office:value-type="string">
            <text:p>10/1/18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8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8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8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8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8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8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19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19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19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19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9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19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19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19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19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19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5">
            <text:p>5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200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1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0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2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2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2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2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2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2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2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2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2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22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2">
          <table:table-cell table:style-name="ce4" office:value-type="string">
            <text:p>10/1/22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2">
          <table:table-cell table:style-name="ce4" office:value-type="string">
            <text:p>10/1/22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2">
          <table:table-cell table:style-name="ce4" office:value-type="string">
            <text:p>10/1/22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2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2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2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2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2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2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4" office:value-type="string">
            <text:p>10/1/2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4" office:value-type="string">
            <text:p>10/1/2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2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2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4" office:value-type="string">
            <text:p>10/1/2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4" office:value-type="string">
            <text:p>10/1/2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4" office:value-type="string">
            <text:p>10/1/2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4" office:value-type="string">
            <text:p>10/1/2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5"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4" office:value-type="string">
            <text:p>10/1/2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5" office:value-type="float" office:value="6">
            <text:p>6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4" office:value-type="string">
            <text:p>10/1/240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1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8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1/249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 table:style-name="ce5" office:value-type="string">
            <text:p>….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2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5" office:value-type="float" office:value="7">
            <text:p>7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2">
          <table:table-cell table:style-name="ce5" office:value-type="string">
            <text:p>…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3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5" office:value-type="float" office:value="13">
            <text:p>13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2">
          <table:table-cell table:style-name="ce5" office:value-type="string">
            <text:p>…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6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5" office:value-type="float" office:value="31">
            <text:p>3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…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style-name="ce4" office:value-type="string">
            <text:p>10/6/2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5" office:value-type="float" office:value="36">
            <text:p>3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 table:number-rows-repeated="104831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5:20:53</meta:creation-date>
    <meta:editing-duration>PT13H46M51S</meta:editing-duration>
    <meta:editing-cycles>19</meta:editing-cycles>
    <meta:generator>LibreOffice/3.5$Linux_x86 LibreOffice_project/350m1$Build-2</meta:generator>
    <meta:initial-creator>Michael Markstaller</meta:initial-creator>
    <dc:date>2013-02-09T17:16:26</dc:date>
    <dc:creator>Michael Markstaller</dc:creator>
    <meta:document-statistic meta:table-count="3" meta:cell-count="845" meta:object-count="0"/>
  </office:meta>
</office:document-meta>
</file>